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0a54" officeooo:paragraph-rsid="00050a54"/>
    </style:style>
    <style:style style:name="P2" style:family="paragraph" style:parent-style-name="Standard">
      <style:text-properties officeooo:rsid="00050a54" officeooo:paragraph-rsid="0006f4c0"/>
    </style:style>
    <style:style style:name="P3" style:family="paragraph" style:parent-style-name="Standard">
      <style:text-properties officeooo:rsid="0006f4c0" officeooo:paragraph-rsid="0006f4c0"/>
    </style:style>
    <style:style style:name="P4" style:family="paragraph" style:parent-style-name="Standard">
      <style:text-properties officeooo:rsid="000909ad" officeooo:paragraph-rsid="000909ad"/>
    </style:style>
    <style:style style:name="P5" style:family="paragraph" style:parent-style-name="Standard">
      <style:text-properties officeooo:rsid="0006dba0" officeooo:paragraph-rsid="0006f4c0"/>
    </style:style>
    <style:style style:name="P6" style:family="paragraph" style:parent-style-name="Standard">
      <style:text-properties officeooo:rsid="000be7ce" officeooo:paragraph-rsid="000be7ce"/>
    </style:style>
    <style:style style:name="P7" style:family="paragraph" style:parent-style-name="Standard">
      <style:text-properties fo:font-weight="bold" officeooo:rsid="000be7ce" officeooo:paragraph-rsid="000be7ce" style:font-weight-asian="bold" style:font-weight-complex="bold"/>
    </style:style>
    <style:style style:name="T1" style:family="text">
      <style:text-properties officeooo:rsid="0006f4c0"/>
    </style:style>
    <style:style style:name="T2" style:family="text">
      <style:text-properties officeooo:rsid="0008811c"/>
    </style:style>
    <style:style style:name="T3" style:family="text">
      <style:text-properties officeooo:rsid="000ab8cc"/>
    </style:style>
    <style:style style:name="T4" style:family="text">
      <style:text-properties officeooo:rsid="000aeca6"/>
    </style:style>
    <style:style style:name="T5" style:family="text">
      <style:text-properties officeooo:rsid="000c0f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ctubre 2017</text:p>
      <text:p text:style-name="P6"/>
      <text:p text:style-name="P1">En aquest precís moment, m'acabes d'obrir la porta blanca que dóna pas a la teva ànima.</text:p>
      <text:p text:style-name="P1">Sempre, o al menys des de que em vaig enamorar de tu, he volgut apropar-me i mai no podré estar més a prop que en aquest moment, on els teus ulls es balancejen damunt les ones de les meves paraules.</text:p>
      <text:p text:style-name="P1"/>
      <text:p text:style-name="P5">Són tants anys ja. Finalment les tempestes s'han calmat, amb l'edat la passió i el desitg<text:span text:style-name="T3"> </text:span>han deixat de cremar. Són ara un llum dolça i tenue que il·lumina el passat.</text:p>
      <text:p text:style-name="P2"/>
      <text:p text:style-name="P3">Quan penso en tu, estimada, i en les altres dones que estimo, m'adono quant d'egoisme hi ha en això que anomenem amor. La passió que sentia em cegava, només veia les grans llamarades del foc, no m'adonava o no volia veure que el foc ho devorava tot, i tot el que quedava era negror.</text:p>
      <text:p text:style-name="P3">Tu, encara que possiblement de forma involuntaria, em vas ajudar a prendre consciència d'aquest fet.<text:span text:style-name="T3"> </text:span>Recordo una ullada teva durant aquell primer curset amb la qual m'ho deies tot. "No pot ser." em deies, amb pena, no perquè no poguès ser, sinó perquè sabies que jo sofriria.</text:p>
      <text:p text:style-name="P2"/>
      <text:p text:style-name="P3">Això em deies amb una ullada, no calia cap paraula, perquè <text:span text:style-name="T5">els sentiments</text:span>, que expressem amb els nostres cossos i gestos, són molt més poderos<text:span text:style-name="T5">os</text:span> i primiti<text:span text:style-name="T5">us</text:span> que la nostra raó.</text:p>
      <text:p text:style-name="P2"/>
      <text:p text:style-name="P3">Per això tampoc té sentit que intenti explicar-te el que sento per tu. En cas que hi estiguessis interessada en sebre-ho, m'observaries i treuries les teves conclusions, molt més certeres del que les meves paraules et poguessin descriure.</text:p>
      <text:p text:style-name="P2"/>
      <text:p text:style-name="P3">Sovint confonem el que sentim amb el que pensem. Vull dir, podem pensar, fer-nos una imatge de que la nostra vida va perfectament encara que estiguem patint horrors.</text:p>
      <text:p text:style-name="P3"/>
      <text:p text:style-name="P3">El pensament està model<text:span text:style-name="T3">a</text:span>t molt més per les circumstàncies que ens envolten <text:span text:style-name="T2">que els sentiments, on influeix més el nostre caràcter, genètica, i necessitats biològiques. Els sentiments els compartim amb els animals i possiblement no hi hagi grans diferències, mentre que el pensament és un producte cultural, una història que ens muntem per justificar la nostra forma de viure.</text:span></text:p>
      <text:p text:style-name="P3"/>
      <text:p text:style-name="P4">Ara pot ser t'estiguis començant a avorrir i pensis, "Vaja rotllo que m'està soltant aquest, ja ha perdut el fil completament."</text:p>
      <text:p text:style-name="P3"/>
      <text:p text:style-name="P4">No, estimada, no, el fil el tinc ben fermat entre el polze i l'índex. Doncs mira, crec que els sentiments que tinc per tu, no han canviat massa durant aquests anys, la meva reacció biològica a la teva presència és bàsicament la mateixa que fa vint anys. El que sí ha canviat, afortunadament, són els meus pensaments, la meva interpretació dels estimuls que produeixes en mí.</text:p>
      <text:p text:style-name="P4"/>
      <text:p text:style-name="P4">Seg<text:span text:style-name="T3">u</text:span>e<text:span text:style-name="T3">i</text:span>x desitjant estar a prop de tu, cridar la teva atenció, però com per art de magia, gaudeixo molt més dels brevíssims instants que puc compartir amb tu <text:span text:style-name="T4">que del </text:span>que sofreixo per no aconseguir apropar-me més.</text:p>
      <text:p text:style-name="P4"/>
      <text:p text:style-name="P4">Sembla que hagi trobat una mena d'equilibri estable entre els meus pensaments i sentiments. <text:s text:c="4"/></text:p>
      <text:p text:style-name="P2"><text:span text:style-name="T1"><text:s text:c="7"/></text:span><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8:38:37.244031847</meta:creation-date>
    <dc:date>2021-09-21T08:58:38.679989822</dc:date>
    <meta:editing-duration>PT30M12S</meta:editing-duration>
    <meta:editing-cycles>7</meta:editing-cycles>
    <meta:generator>LibreOffice/4.2.8.2$Linux_x86 LibreOffice_project/420m0$Build-2</meta:generator>
    <meta:document-statistic meta:table-count="0" meta:image-count="0" meta:object-count="0" meta:page-count="1" meta:paragraph-count="15" meta:word-count="484" meta:character-count="2790" meta:non-whitespace-character-count="2306"/>
  </office:meta>
</office:document-meta>
</file>